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top" draw:auto-grow-height="false" fo:min-height="9.592cm" fo:min-width="15.057cm"/>
      <style:paragraph-properties style:writing-mode="lr-tb"/>
    </style:style>
    <style:style style:name="gr2" style:family="graphic" style:parent-style-name="standard">
      <style:graphic-properties draw:fill-color="#b4c7dc" draw:textarea-horizontal-align="justify" draw:textarea-vertical-align="middle" draw:auto-grow-height="false" fo:min-height="3.877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3.945cm"/>
      <style:paragraph-properties style:writing-mode="lr-tb"/>
    </style:style>
    <style:style style:name="gr4" style:family="graphic" style:parent-style-name="standard">
      <style:graphic-properties draw:fill-color="#f6f9d4" draw:textarea-horizontal-align="justify" draw:textarea-vertical-align="middle" draw:auto-grow-height="false" fo:min-height="0.648cm" fo:min-width="2.419cm"/>
      <style:paragraph-properties style:writing-mode="lr-tb"/>
    </style:style>
    <style:style style:name="gr5" style:family="graphic" style:parent-style-name="objectwithoutfill">
      <style:graphic-properties draw:marker-end="Arrowheads_20_5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925cm" fo:min-width="5.533cm"/>
      <style:paragraph-properties style:writing-mode="lr-tb"/>
    </style:style>
    <style:style style:name="gr7" style:family="graphic" style:parent-style-name="objectwithoutfill">
      <style:graphic-properties svg:stroke-width="0.081cm" svg:stroke-color="#bf0041" draw:marker-start-width="0.321cm" draw:marker-end="Arrowheads_20_7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b4c7dc"/>
      <style:paragraph-properties fo:text-align="start"/>
    </style:style>
    <style:style style:name="P5" style:family="paragraph">
      <loext:graphic-properties draw:fill-color="#f6f9d4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style:font-name="Ubuntu Mono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font-name="Ubuntu Mon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Ubuntu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5.557cm" svg:height="9.842cm" svg:x="1.553cm" svg:y="3.223cm">
          <text:p text:style-name="P1">Producer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4.127cm" svg:x="1.9cm" svg:y="6.08cm">
          <text:p text:style-name="P3"><text:span text:style-name="T1">Order (object)</text:span></text:p>
          <text:p text:style-name="P3"/>
          <text:p text:style-name="P3">Id: ---</text:p>
          <text:p text:style-name="P3">Date: ---</text:p>
          <text:p text:style-name="P3">Amount: ---</text:p>
          <text:p text:style-name="P3"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4.445cm" svg:height="1.905cm" svg:x="22.137cm" svg:y="7.132cm">
          <text:p text:style-name="P1">Kafka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4.127cm" svg:height="1.27cm" svg:x="17.51cm" svg:y="8.302cm">
          <text:p text:style-name="P1">010110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6" draw:layer="layout" svg:x1="17.11cm" svg:y1="8.144cm" svg:x2="22.137cm" svg:y2="8.084cm" draw:start-shape="id1" draw:start-glue-point="1" draw:end-shape="id2" draw:end-glue-point="3" svg:d="M17110 8144h2513v-60h2514" svg:viewBox="0 0 5028 61">
          <text:p/>
        </draw:connector>
        <draw:custom-shape draw:style-name="gr6" draw:text-style-name="P7" draw:layer="layout" svg:width="6.033cm" svg:height="3.175cm" svg:x="9.172cm" svg:y="4.81cm">
          <text:p text:style-name="P7"><text:span text:style-name="T2">JSON</text:span><text:span text:style-name="T3"> </text:span></text:p>
          <text:p text:style-name="P7"><text:span text:style-name="T3">{ “id” : ---, </text:span></text:p>
          <text:p text:style-name="P7"><text:span text:style-name="T3">“</text:span><text:span text:style-name="T3">date”: ---, </text:span></text:p>
          <text:p text:style-name="P7"><text:span text:style-name="T3">“</text:span><text:span text:style-name="T3">amount”: </text:span><text:span text:style-name="T3">--- }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033cm" svg:height="3.175cm" svg:x="9.055cm" svg:y="8.937cm">
          <text:p text:style-name="P7"><text:span text:style-name="T2">AVRO</text:span><text:span text:style-name="T3"> </text:span></text:p>
          <text:p text:style-name="P7"><text:span text:style-name="T3"/></text:p>
          <text:p text:style-name="P7"><text:span text:style-name="T3">01010010</text:span></text:p>
          <draw:enhanced-geometry svg:viewBox="0 0 21600 21600" draw:type="rectangle" draw:enhanced-path="M 0 0 L 21600 0 21600 21600 0 21600 0 0 Z N"/>
        </draw:custom-shape>
        <draw:line draw:style-name="gr7" draw:text-style-name="P6" draw:layer="layout" svg:x1="7.032cm" svg:y1="7.667cm" svg:x2="9.255cm" svg:y2="6.715cm">
          <text:p/>
        </draw:line>
        <draw:line draw:style-name="gr7" draw:text-style-name="P6" draw:layer="layout" svg:x1="7.012cm" svg:y1="7.674cm" svg:x2="9.255cm" svg:y2="8.93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Ubuntu Mono" svg:font-family="'Ubuntu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14T22:14:33.789220921</meta:creation-date>
    <dc:date>2022-08-14T22:51:15.787698626</dc:date>
    <meta:editing-duration>PT14M53S</meta:editing-duration>
    <meta:editing-cycles>2</meta:editing-cycles>
    <meta:generator>LibreOffice/7.1.7.2$Linux_X86_64 LibreOffice_project/10$Build-2</meta:generator>
    <meta:document-statistic meta:object-count="9"/>
  </office:meta>
</office:document-meta>
</file>